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to you, Harukaze, we were all able to
able to shake off these worldly cravings.</text:p>
          </table:table-cell>
          <table:table-cell table:number-columns-repeated="1020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 office:value-type="string">
            <text:p>For that,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big sis Nyanko for you! What would
we do without our guardian!</text:p>
          </table:table-cell>
          <table:table-cell table:number-columns-repeated="1020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hen am I that...?</text:p>
          </table:table-cell>
          <table:table-cell table:number-columns-repeated="1020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butt still smarts...)</text:p>
          </table:table-cell>
          <table:table-cell table:number-columns-repeated="1020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st sight of myself and went off the deep
end.... I'm sorry...</text:p>
          </table:table-cell>
          <table:table-cell table:number-columns-repeated="1020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ing surrounded by those cute little
creatures would make anyone's logic circuits
Explooode!</text:p>
          </table:table-cell>
          <table:table-cell table:number-columns-repeated="1020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have put on a shameful display as the
representative of the spirits...</text:p>
          </table:table-cell>
          <table:table-cell table:number-columns-repeated="1020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get a move on to Balkad Ruins before
these devils entrance us again.</text:p>
          </table:table-cell>
          <table:table-cell table:number-columns-repeated="1020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move out! Hooo!!</text:p>
          </table:table-cell>
          <table:table-cell table:number-columns-repeated="1020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—!!</text:p>
          </table:table-cell>
          <table:table-cell table:number-columns-repeated="1020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(They really are so kyuuuuuuuuuuuuuute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5:36:11+02:00</meta:creation-date>
    <dc:date>2020-04-05T15:3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